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065390944" calcext:value-type="float">
            <text:p>1,065390944</text:p>
          </table:table-cell>
          <table:table-cell office:value-type="float" office:value="0.5754791498" calcext:value-type="float">
            <text:p>0,5754791498</text:p>
          </table:table-cell>
          <table:table-cell office:value-type="float" office:value="0.0001680101559" calcext:value-type="float">
            <text:p>0,0001680102</text:p>
          </table:table-cell>
          <table:table-cell office:value-type="float" office:value="0.00002502278949" calcext:value-type="float">
            <text:p>2,502278949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333" calcext:value-type="float">
            <text:p>142333</text:p>
          </table:table-cell>
          <table:table-cell office:value-type="float" office:value="1.066578746" calcext:value-type="float">
            <text:p>1,066578746</text:p>
          </table:table-cell>
          <table:table-cell office:value-type="float" office:value="0.5932270288" calcext:value-type="float">
            <text:p>0,5932270288</text:p>
          </table:table-cell>
          <table:table-cell office:value-type="float" office:value="0.0001214719523" calcext:value-type="float">
            <text:p>0,000121472</text:p>
          </table:table-cell>
          <table:table-cell office:value-type="float" office:value="0.000007145409199" calcext:value-type="float">
            <text:p>7,145409199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2387" calcext:value-type="float">
            <text:p>142387</text:p>
          </table:table-cell>
          <table:table-cell office:value-type="float" office:value="1.173017263" calcext:value-type="float">
            <text:p>1,173017263</text:p>
          </table:table-cell>
          <table:table-cell office:value-type="float" office:value="0.5974389315" calcext:value-type="float">
            <text:p>0,5974389315</text:p>
          </table:table-cell>
          <table:table-cell table:style-name="ce1" office:value-type="float" office:value="0.00007499919593" calcext:value-type="float">
            <text:p>7,50E-005</text:p>
          </table:table-cell>
          <table:table-cell office:value-type="float" office:value="0.00000357139038" calcext:value-type="float">
            <text:p>3,57139038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434" calcext:value-type="float">
            <text:p>142434</text:p>
          </table:table-cell>
          <table:table-cell office:value-type="float" office:value="1.007933378" calcext:value-type="float">
            <text:p>1,007933378</text:p>
          </table:table-cell>
          <table:table-cell office:value-type="float" office:value="0.5967326164" calcext:value-type="float">
            <text:p>0,5967326164</text:p>
          </table:table-cell>
          <table:table-cell table:style-name="ce1" office:value-type="float" office:value="0.00007140383241" calcext:value-type="float">
            <text:p>7,14E-005</text:p>
          </table:table-cell>
          <table:table-cell office:value-type="float" office:value="0.000003570191666" calcext:value-type="float">
            <text:p>3,570191666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2461" calcext:value-type="float">
            <text:p>142461</text:p>
          </table:table-cell>
          <table:table-cell office:value-type="float" office:value="1.032289267" calcext:value-type="float">
            <text:p>1,032289267</text:p>
          </table:table-cell>
          <table:table-cell office:value-type="float" office:value="0.5999873877" calcext:value-type="float">
            <text:p>0,5999873877</text:p>
          </table:table-cell>
          <table:table-cell office:value-type="float" office:value="0.000207031946" calcext:value-type="float">
            <text:p>0,0002070319</text:p>
          </table:table-cell>
          <table:table-cell office:value-type="float" office:value="0.000003569516366" calcext:value-type="float">
            <text:p>3,569516366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2565" calcext:value-type="float">
            <text:p>142565</text:p>
          </table:table-cell>
          <table:table-cell office:value-type="float" office:value="1.077180028" calcext:value-type="float">
            <text:p>1,077180028</text:p>
          </table:table-cell>
          <table:table-cell office:value-type="float" office:value="0.5996721387" calcext:value-type="float">
            <text:p>0,5996721387</text:p>
          </table:table-cell>
          <table:table-cell table:style-name="ce1" office:value-type="float" office:value="0.00008203913603" calcext:value-type="float">
            <text:p>8,20E-005</text:p>
          </table:table-cell>
          <table:table-cell office:value-type="float" office:value="0.000003566919077" calcext:value-type="float">
            <text:p>3,566919077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621" calcext:value-type="float">
            <text:p>142621</text:p>
          </table:table-cell>
          <table:table-cell office:value-type="float" office:value="1.112415075" calcext:value-type="float">
            <text:p>1,112415075</text:p>
          </table:table-cell>
          <table:table-cell office:value-type="float" office:value="0.599493444" calcext:value-type="float">
            <text:p>0,599493444</text:p>
          </table:table-cell>
          <table:table-cell office:value-type="float" office:value="0.000153318455" calcext:value-type="float">
            <text:p>0,0001533185</text:p>
          </table:table-cell>
          <table:table-cell office:value-type="float" office:value="0.000003565545512" calcext:value-type="float">
            <text:p>3,565545512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2697" calcext:value-type="float">
            <text:p>142697</text:p>
          </table:table-cell>
          <table:table-cell office:value-type="float" office:value="1.017642975" calcext:value-type="float">
            <text:p>1,017642975</text:p>
          </table:table-cell>
          <table:table-cell office:value-type="float" office:value="0.5987327099" calcext:value-type="float">
            <text:p>0,5987327099</text:p>
          </table:table-cell>
          <table:table-cell office:value-type="float" office:value="0.0002173843386" calcext:value-type="float">
            <text:p>0,0002173843</text:p>
          </table:table-cell>
          <table:table-cell office:value-type="float" office:value="0.000003563677637" calcext:value-type="float">
            <text:p>3,563677637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2793" calcext:value-type="float">
            <text:p>142793</text:p>
          </table:table-cell>
          <table:table-cell office:value-type="float" office:value="1.070236802" calcext:value-type="float">
            <text:p>1,070236802</text:p>
          </table:table-cell>
          <table:table-cell office:value-type="float" office:value="0.5988879204" calcext:value-type="float">
            <text:p>0,5988879204</text:p>
          </table:table-cell>
          <table:table-cell table:style-name="ce1" office:value-type="float" office:value="0.00008547039033" calcext:value-type="float">
            <text:p>8,55E-005</text:p>
          </table:table-cell>
          <table:table-cell office:value-type="float" office:value="0.00000356126634" calcext:value-type="float">
            <text:p>3,56126634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2830" calcext:value-type="float">
            <text:p>142830</text:p>
          </table:table-cell>
          <table:table-cell office:value-type="float" office:value="1.169243813" calcext:value-type="float">
            <text:p>1,169243813</text:p>
          </table:table-cell>
          <table:table-cell office:value-type="float" office:value="0.5998197198" calcext:value-type="float">
            <text:p>0,5998197198</text:p>
          </table:table-cell>
          <table:table-cell office:value-type="float" office:value="0.0005162567249" calcext:value-type="float">
            <text:p>0,0005162567</text:p>
          </table:table-cell>
          <table:table-cell office:value-type="float" office:value="0.000003560391406" calcext:value-type="float">
            <text:p>3,560391406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791928291" calcext:value-type="float">
            <text:p>1,0791928291</text:p>
          </table:table-cell>
          <table:table-cell table:formula="of:=AVERAGE([.D2:.D11])" office:value-type="float" office:value="0.5959471047" calcext:value-type="float">
            <text:p>0,5959471047</text:p>
          </table:table-cell>
          <table:table-cell table:formula="of:=AVERAGE([.E2:.E11])" office:value-type="float" office:value="0.00016973861274" calcext:value-type="float">
            <text:p>0,0001697386</text:p>
          </table:table-cell>
          <table:table-cell table:formula="of:=AVERAGE([.F2:.F11])" office:value-type="float" office:value="0.0000060697097073" calcext:value-type="float">
            <text:p>6,0697097073E-00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9T19:42:13.162582482</dc:date>
    <meta:document-statistic meta:table-count="1" meta:cell-count="70" meta:object-count="0"/>
    <meta:generator>LibreOffice/4.1.4.2$Linux_X86_64 LibreOffice_project/410m0$Build-2</meta:generator>
  </office:meta>
</office:document-meta>
</file>